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control d'existències</text:p>
      <text:p text:style-name="Standard"/>
      <text:section text:style-name="Sect1" text:name="Secció1">
        <text:p text:style-name="P2">El control d'existències en unitats físiques es rea­litza mitjançant inventari permanent; és a dir, es registren tots els moviments (entrades i sorti­des) de tots els articles, productes, lots, palets, etc., que l'empresa té emmagatzemats. Aquest procediment no presenta dificultat i consisteix en confeccionar una fitxa per cada article i mo­del, registrant les entrades al mateix temps que confrontem la mercaderia rebuda amb l'albarà del proveïdor i les sortides en comprovar la nota d'expedició o entrega. Generalment, les anotaci­ons es fan amb mitjans informàtics (terminals de l'ordinador, escànner o lector òptic del codi de barres), d'aquesta manera podem saber en tot moment l'estoc existent de cada producte, model o referència.</text:p>
        <text:p text:style-name="P1"/>
        <text:p text:style-name="P1">Les fitxes que s'utilitzen per al registre d'entra­des i sortides, en unitats físiques, són de format senzill. El seu contingut fa referència a les dades de l'article, lloc d'ubicació, moviments i existènc­ies després de cada registre </text:p>
        <text:p text:style-name="P1"/>
        <text:p text:style-name="P1">L'escànner és un lector òptic que mitjançant un feix de rajos làser de baixa intensitat permet la lectura automàtica del codi de barres.</text:p>
        <text:p text:style-name="P1"/>
        <text:p text:style-name="P1">Normes comptables de valoració </text:p>
        <text:p text:style-name="P1"/>
        <text:p text:style-name="P1">No n'hi ha prou amb controlar l'estoc emmagat­zemat o els articles que tenim en la botiga en unitats físiques, ja que el patrimoni empresarial es mesura en unitats monetàries. El control d'e­xistències a nivell comptable es realitza en unes fitxes que reflecteixen informació sobre les en­trades, les sortides i les existències, però pel que fa a unitats, preus i imports.</text:p>
        <text:p text:style-name="P1"/>
        <text:p text:style-name="P1">Respecte a la valoració, el Pla General Compta­ble, en la norma 13a diu el següent: </text:p>
        <text:p text:style-name="P1">1. “Els béns compresos en les existències s’han de valorar al preu d'adquisició o al cost de pro­ducció”. </text:p>
        <text:p text:style-name="P1">2. “El preu d'adquisició comprendrà el consignat en factura més totes les despeses addicionals que es produeixin fins que els béns es trobin al magatzem, tals com transports, duanes, assegu­rances, etc. L'import dels impostos indirectes que grava l'adquisició de les existències només s'inclourà en el preu d'adquisició quan aquest import no sigui recuperable directament de la Hisenda Pública”.</text:p>
        <text:p text:style-name="P1">3. “El cost de producció es determinarà afegint al preu d'adquisició de les primeres matèries i altres matèries consumibles, els costos directa­ment imputables al producte. També s’haurà d'a­fegir la part que raonablement correspongui dels costos indirectament impu­tables als productes en qüestió, en el grau que tals costos correspon­guin al període de fabricació”.</text:p>
        <text:p text:style-name="P1"/>
        <text:p text:style-name="P1">Càlcul del preu d'adquisició </text:p>
        <text:p text:style-name="P1"/>
        <text:p text:style-name="P1">La compra de mercaderies o primeres matèries comporta una sèrie de despeses derivades, com són: envasos, embalatges, ports, càrrega i des­càrrega, assegurances, aranzels, etc. També s'hi inclou l'import de l'IVA quan no és deduïble. </text:p>
        <text:p text:style-name="P1"/>
        <text:p text:style-name="P1">Quan volem calcular el preu unitari d'adquisició, ens trobem amb el problema de com imputar les despeses a la mercaderia, especialment si en aquesta partida de compra hem barrejat produc­tes heterogenis, ja sigui per aconseguir un major descompte per volum o per aprofitar millor el transport.</text:p>
        <text:p text:style-name="P1"/>
        <text:p text:style-name="P1">El repartiment de despeses o la seva imputació a cada article es pot fer segons les unitats, el pes, el volum, el preu, la dificultat de manipulació, etc. El criteri més generalitzat és imputar les despeses segons les unitats i els preus, encara que la imputació del transport se sol fer amb re­lació al pes o el volum. Vegem les normes que s'utilitzen en la pràctica per repartir cada tipus de despesa: </text:p>
        <text:p text:style-name="P1"/>
        <text:p text:style-name="P1">• Els envasos i embalatges es reparteixen segons les unitats; s'aplica un envàs per a cada producte i un embalatge per a cada “X” unitats o lot.</text:p>
        <text:p text:style-name="P1">• El transport es reparteix en funció del pes. Es divideixen les despeses totals entre els kg, o les Tm, transportats en el mateix viatge, i s'apliquen les despeses que corresponen a cada article en funció del seu pes. </text:p>
        <text:p text:style-name="P1">• Les despeses de càrrega i descàrrega se solen aplicar segons el pes o segons del grau de difi­cultat per a manipular els productes. Es té en compte si la càrrega i descàrrega es pot fer de forma manual o si es necessiten mitjans <text:soft-page-break/>mecànics; per exemple, no presenta la mateixa dificultat i es necessiten diferents mitjans per descarregar sabates, frigorífics o bigues de ciment de 18 m de longitud.</text:p>
        <text:p text:style-name="P1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20:59:17.78</meta:creation-date>
    <dc:date>2009-07-25T15:34:53.14</dc:date>
    <meta:editing-duration>PT00H19M58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2" meta:paragraph-count="18" meta:word-count="674" meta:character-count="4210"/>
  </office:meta>
</office:document-meta>
</file>